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123122" officeooo:paragraph-rsid="0012e1c5"/>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2e1c5" officeooo:paragraph-rsid="0012e1c5"/>
    </style:style>
    <style:style style:name="P9" style:family="paragraph" style:parent-style-name="Standard">
      <style:text-properties style:font-name="FreeMono" officeooo:rsid="0014c327" officeooo:paragraph-rsid="0014c327"/>
    </style:style>
    <style:style style:name="P10" style:family="paragraph" style:parent-style-name="Standard">
      <style:text-properties style:font-name="FreeMono" officeooo:rsid="001699fb" officeooo:paragraph-rsid="001699fb"/>
    </style:style>
    <style:style style:name="P11" style:family="paragraph" style:parent-style-name="Standard">
      <style:text-properties style:font-name="FreeMono" officeooo:rsid="00174a56" officeooo:paragraph-rsid="00174a56"/>
    </style:style>
    <style:style style:name="P12" style:family="paragraph" style:parent-style-name="Standard">
      <style:text-properties style:font-name="FreeMono" officeooo:rsid="00174a56" officeooo:paragraph-rsid="00187283"/>
    </style:style>
    <style:style style:name="P13" style:family="paragraph" style:parent-style-name="Standard">
      <style:text-properties style:font-name="FreeMono" officeooo:rsid="001786f8" officeooo:paragraph-rsid="001debd5"/>
    </style:style>
    <style:style style:name="P14" style:family="paragraph" style:parent-style-name="Standard">
      <style:text-properties style:font-name="FreeMono" officeooo:rsid="00187283" officeooo:paragraph-rsid="00187283"/>
    </style:style>
    <style:style style:name="P15" style:family="paragraph" style:parent-style-name="Standard">
      <style:text-properties style:font-name="FreeMono" officeooo:rsid="001da52a" officeooo:paragraph-rsid="001da52a"/>
    </style:style>
    <style:style style:name="P16" style:family="paragraph" style:parent-style-name="Standard">
      <style:text-properties style:font-name="FreeMono" officeooo:rsid="001da52a" officeooo:paragraph-rsid="00254575"/>
    </style:style>
    <style:style style:name="P17" style:family="paragraph" style:parent-style-name="Standard">
      <style:text-properties style:font-name="FreeMono" officeooo:rsid="001e4c2f" officeooo:paragraph-rsid="002047fe"/>
    </style:style>
    <style:style style:name="P18" style:family="paragraph" style:parent-style-name="Standard">
      <style:text-properties style:font-name="FreeMono" officeooo:rsid="002047fe" officeooo:paragraph-rsid="002047fe"/>
    </style:style>
    <style:style style:name="P19" style:family="paragraph" style:parent-style-name="Standard">
      <style:text-properties style:font-name="FreeMono" officeooo:rsid="002047fe" officeooo:paragraph-rsid="002457a2"/>
    </style:style>
    <style:style style:name="P20" style:family="paragraph" style:parent-style-name="Standard">
      <style:text-properties style:font-name="FreeMono" officeooo:rsid="00290a2b" officeooo:paragraph-rsid="001da52a"/>
    </style:style>
    <style:style style:name="P21" style:family="paragraph" style:parent-style-name="Standard">
      <style:text-properties style:font-name="FreeMono" officeooo:rsid="00290a2b" officeooo:paragraph-rsid="00290a2b"/>
    </style:style>
    <style:style style:name="P22" style:family="paragraph" style:parent-style-name="Standard">
      <style:text-properties style:font-name="FreeMono" officeooo:rsid="00290a2b" officeooo:paragraph-rsid="002a7ded"/>
    </style:style>
    <style:style style:name="P23" style:family="paragraph" style:parent-style-name="Standard">
      <style:text-properties style:font-name="FreeMono" officeooo:rsid="00290a2b" officeooo:paragraph-rsid="00310e33"/>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officeooo:rsid="00310e33" officeooo:paragraph-rsid="00310e33"/>
    </style:style>
    <style:style style:name="P31" style:family="paragraph" style:parent-style-name="Standard">
      <style:text-properties style:font-name="FreeMono" officeooo:rsid="0041791a" officeooo:paragraph-rsid="0041791a"/>
    </style:style>
    <style:style style:name="P32" style:family="paragraph" style:parent-style-name="Standard">
      <style:text-properties style:font-name="FreeMono" officeooo:rsid="0041791a" officeooo:paragraph-rsid="0042615b"/>
    </style:style>
    <style:style style:name="P33" style:family="paragraph" style:parent-style-name="Standard">
      <style:text-properties style:font-name="FreeMono" officeooo:rsid="0041791a" officeooo:paragraph-rsid="004a99aa"/>
    </style:style>
    <style:style style:name="P34" style:family="paragraph" style:parent-style-name="Standard">
      <style:text-properties style:font-name="FreeMono" officeooo:rsid="004cbf22" officeooo:paragraph-rsid="004cbf22"/>
    </style:style>
    <style:style style:name="P35" style:family="paragraph" style:parent-style-name="Standard">
      <style:text-properties style:font-name="FreeMono" officeooo:rsid="004db953" officeooo:paragraph-rsid="004db953"/>
    </style:style>
    <style:style style:name="P36" style:family="paragraph" style:parent-style-name="Standard">
      <style:text-properties style:font-name="FreeMono" officeooo:rsid="004e163f" officeooo:paragraph-rsid="004e163f"/>
    </style:style>
    <style:style style:name="P37" style:family="paragraph" style:parent-style-name="Standard">
      <style:text-properties style:font-name="FreeMono" officeooo:rsid="004e163f" officeooo:paragraph-rsid="0054780c"/>
    </style:style>
    <style:style style:name="P38" style:family="paragraph" style:parent-style-name="Standard">
      <style:text-properties style:font-name="FreeMono" officeooo:rsid="0052a839" officeooo:paragraph-rsid="0052a839"/>
    </style:style>
    <style:style style:name="T1" style:family="text">
      <style:text-properties officeooo:rsid="000c57c6"/>
    </style:style>
    <style:style style:name="T2" style:family="text">
      <style:text-properties style:text-position="super 58%"/>
    </style:style>
    <style:style style:name="T3" style:family="text">
      <style:text-properties officeooo:rsid="000da810"/>
    </style:style>
    <style:style style:name="T4" style:family="text">
      <style:text-properties officeooo:rsid="00116b17"/>
    </style:style>
    <style:style style:name="T5" style:family="text">
      <style:text-properties officeooo:rsid="0012e1c5"/>
    </style:style>
    <style:style style:name="T6" style:family="text">
      <style:text-properties officeooo:rsid="0014c327"/>
    </style:style>
    <style:style style:name="T7" style:family="text">
      <style:text-properties officeooo:rsid="001508ed"/>
    </style:style>
    <style:style style:name="T8" style:family="text">
      <style:text-properties officeooo:rsid="001699fb"/>
    </style:style>
    <style:style style:name="T9" style:family="text">
      <style:text-properties officeooo:rsid="00187283"/>
    </style:style>
    <style:style style:name="T10" style:family="text">
      <style:text-properties officeooo:rsid="001a62bf"/>
    </style:style>
    <style:style style:name="T11" style:family="text">
      <style:text-properties officeooo:rsid="001da52a"/>
    </style:style>
    <style:style style:name="T12" style:family="text">
      <style:text-properties officeooo:rsid="001debd5"/>
    </style:style>
    <style:style style:name="T13" style:family="text">
      <style:text-properties officeooo:rsid="001e4c2f"/>
    </style:style>
    <style:style style:name="T14" style:family="text">
      <style:text-properties officeooo:rsid="002047fe"/>
    </style:style>
    <style:style style:name="T15" style:family="text">
      <style:text-properties officeooo:rsid="002194ed"/>
    </style:style>
    <style:style style:name="T16" style:family="text">
      <style:text-properties officeooo:rsid="002457a2"/>
    </style:style>
    <style:style style:name="T17" style:family="text">
      <style:text-properties officeooo:rsid="00254575"/>
    </style:style>
    <style:style style:name="T18" style:family="text">
      <style:text-properties officeooo:rsid="0025da65"/>
    </style:style>
    <style:style style:name="T19" style:family="text">
      <style:text-properties officeooo:rsid="002a7ded"/>
    </style:style>
    <style:style style:name="T20" style:family="text">
      <style:text-properties officeooo:rsid="002c4560"/>
    </style:style>
    <style:style style:name="T21" style:family="text">
      <style:text-properties officeooo:rsid="002e35e6"/>
    </style:style>
    <style:style style:name="T22" style:family="text">
      <style:text-properties officeooo:rsid="0031a349"/>
    </style:style>
    <style:style style:name="T23" style:family="text">
      <style:text-properties officeooo:rsid="00332ee0"/>
    </style:style>
    <style:style style:name="T24" style:family="text">
      <style:text-properties officeooo:rsid="0042615b"/>
    </style:style>
    <style:style style:name="T25" style:family="text">
      <style:text-properties officeooo:rsid="0046522a"/>
    </style:style>
    <style:style style:name="T26" style:family="text">
      <style:text-properties officeooo:rsid="0047cca2"/>
    </style:style>
    <style:style style:name="T27" style:family="text">
      <style:text-properties officeooo:rsid="0048f8d1"/>
    </style:style>
    <style:style style:name="T28" style:family="text">
      <style:text-properties officeooo:rsid="0049f126"/>
    </style:style>
    <style:style style:name="T29" style:family="text">
      <style:text-properties officeooo:rsid="004a6dc4"/>
    </style:style>
    <style:style style:name="T30" style:family="text">
      <style:text-properties officeooo:rsid="004a99aa"/>
    </style:style>
    <style:style style:name="T31" style:family="text">
      <style:text-properties fo:font-weight="bold" style:font-weight-asian="bold" style:font-weight-complex="bold"/>
    </style:style>
    <style:style style:name="T32" style:family="text">
      <style:text-properties fo:font-weight="bold" officeooo:rsid="004d9bc6" style:font-weight-asian="bold" style:font-weight-complex="bold"/>
    </style:style>
    <style:style style:name="T33" style:family="text">
      <style:text-properties officeooo:rsid="004e163f"/>
    </style:style>
    <style:style style:name="T34" style:family="text">
      <style:text-properties officeooo:rsid="005105c0"/>
    </style:style>
    <style:style style:name="T35" style:family="text">
      <style:text-properties officeooo:rsid="00522fc5"/>
    </style:style>
    <style:style style:name="T36" style:family="text">
      <style:text-properties officeooo:rsid="0052e5de"/>
    </style:style>
    <style:style style:name="T37" style:family="text">
      <style:text-properties officeooo:rsid="0054780c"/>
    </style:style>
    <style:style style:name="T38" style:family="text">
      <style:text-properties officeooo:rsid="005630dc"/>
    </style:style>
    <style:style style:name="T39" style:family="text">
      <style:text-properties officeooo:rsid="005700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8">Communication at a distance</text:span></text:p>
      <text:p text:style-name="P1"/>
      <text:p text:style-name="P2">Decades before the invention of the electrical telegraph <text:span text:style-name="T3">that brought near-instantaneous communication to the Victorian world</text:span>, the word ``telegraph'' was already in widespread use, <text:span text:style-name="T3">having been coined by a French inventor named Claude Chappe to describe a network of towers used to relay information.</text:span> Much like signal fires that have been used since an<text:span text:style-name="T1">tiquity</text:span> to convey <text:span text:style-name="T3">simple</text:span>, this \emph{optical telegraph} required no wires at all, <text:span text:style-name="T3">as it</text:span> instead relied on ordinary sight. In the section that follows we will explore a few different sight-based communication systems. <text:span text:style-name="T3">This will lay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After a few seconds, you find a good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text:soft-page-break/>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5">This system is an example of what we can call a \emph{semaphore system} of communication. It may not seem all that groundbreaking. After all, a lot of the decisions were arbitrary and we came up with them in a pretty ad hoc fashion. And it may not seem all that useful for your game of catch; it would certainly be faster to jog 25 yards towards her and speak a full sentence aloud than it would be to try to spell out dozens of letters via arm positions <text:span text:style-name="T4">one at a time.</text:span></text:p>
      <text:p text:style-name="P5"/>
      <text:p text:style-name="P5">But is there any way for us to extend the essence of this idea to quickly transfer information across dozens or even hundreds of miles?</text:p>
      <text:p text:style-name="P5"/>
      <text:p text:style-name="P7">Even those in the ancient world have proposed <text:span text:style-name="T6">a conceptually sound model for how this could be made to work.</text:span> </text:p>
      <text:p text:style-name="P7"/>
      <text:p text:style-name="P10">[INSERT QUOTE]</text:p>
      <text:p text:style-name="P7"/>
      <text:p text:style-name="P7"><text:span text:style-name="T6">The idea is to have</text:span> relay stations <text:span text:style-name="T5">along a path from point A to point B</text:span>, <text:span text:style-name="T6">enabling </text:span>a message <text:span text:style-name="T6">to</text:span> <text:span text:style-name="T5">start at point A, get passed to the next relay station along the route (R1), which in turn retransmits it to the next relay station (R2), and so on. Using this method, point B should be able to receive the message.</text:span></text:p>
      <text:p text:style-name="P6"/>
      <text:p text:style-name="P8">[graphic]</text:p>
      <text:p text:style-name="P8"/>
      <text:p text:style-name="P9">Of course, theorizing this is one thing, but the first earnest attempt to implement such a large-scale network did not occur until <text:span text:style-name="T7">the 1790s, when an inventor named Claude Chappe in Paris championed a working system.</text:span></text:p>
      <text:p text:style-name="P9"/>
      <text:p text:style-name="P26">1.2 The Chappe System</text:p>
      <text:p text:style-name="P10"/>
      <text:p text:style-name="P11">If the idea of using a network of stations to relay information had been around for millenia, why did it take so long to start laying the stones and bricks to make it a reality?</text:p>
      <text:p text:style-name="P11"/>
      <text:p text:style-name="P11">The reasons are largely economic. For example, the British thinker Robert Hooke wrote out a detailed proposal as early as 1684 <text:span text:style-name="T9">for a </text:span><text:soft-page-break/><text:span text:style-name="T9">system of communication at a distance</text:span>, but the proposal languished since the upside did not outweigh the significant costs.</text:p>
      <text:p text:style-name="P14"/>
      <text:p text:style-name="P14">To get a sense of the economics at play, let's say one wanted to be able to send and receive messages from 300 miles away – roughly the distance from Paris to Lyon, or Philadelphia to Boston. Supposing intermediate stations were <text:span text:style-name="T12">10</text:span> miles apart, the cost of building the network would be the cost of building and maintaining <text:span text:style-name="T12">3</text:span>0 stations, <text:span text:style-name="T12">which was </text:span>too high for the English government of the late 17<text:span text:style-name="T2">th</text:span> century to spend on an unproven idea <text:span text:style-name="T12">without an obvious regular use case.</text:span></text:p>
      <text:p text:style-name="P12"/>
      <text:p text:style-name="P13">But a hundred years later when Chappe was (re)inventing his optical telegraph, revolutionary France <text:span text:style-name="T10">was embroiled in intense international military conflict. In this context, not only did instability of the revolution justify spikes in short-term spending by those in power looking out for their own interests, but the \emph{value} of being able to transmit and receive information quickly also skyrocketed for a military waging fast-paced wars on multiple fronts.</text:span></text:p>
      <text:p text:style-name="P13"/>
      <text:p text:style-name="P15">This made the government receptive to the ideas of the young and inexperienced Chappe, and Chappe for his part made up for his lack of training with <text:span text:style-name="T13">tenacity, repeatedly iterating on the design of his towers.</text:span></text:p>
      <text:p text:style-name="P15"/>
      <text:p text:style-name="P17">After all, how were two <text:span text:style-name="T14">relay stations</text:span> going to actually communicate? Chappe tried <text:span text:style-name="T14">a variety of </text:span>systems, <text:span text:style-name="T14">some rather elaborate</text:span> that involved synchronizing the time between two <text:span text:style-name="T14">relay stations. In the end, the simpler solution won out, as they often do.</text:span></text:p>
      <text:p text:style-name="P17"/>
      <text:p text:style-name="P18">The relay stations would be large towers with mechanical arms that could be seen from as far away as possible. In particular, <text:span text:style-name="T11">there were two </text:span>small <text:span text:style-name="T11">arms both connected to a large cross arm:</text:span></text:p>
      <text:p text:style-name="P15"/>
      <text:p text:style-name="P15">\begin{figure}[H]</text:p>
      <text:p text:style-name="P15">\centering</text:p>
      <text:p text:style-name="P15">\includegraphics[width=0.3\linewidth]{chappe_tower}</text:p>
      <text:p text:style-name="P15">\end{figure}</text:p>
      <text:p text:style-name="P15"/>
      <text:p text:style-name="P15">This obelisk was <text:span text:style-name="T14">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5"/>
      <text:p text:style-name="P19">Since this first telegraph was <text:span text:style-name="T16">to be used for</text:span> strictly military <text:span text:style-name="T16">purposes</text:span>, <text:span text:style-name="T15">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9"/>
      <text:p text:style-name="P16"><text:span text:style-name="T17">T</text:span>he first line <text:span text:style-name="T17">of these towers </text:span>between Paris and the town of Lille was completed in 1792 and within a few years, this telegraph network <text:soft-page-break/>spanned much of France:</text:p>
      <text:p text:style-name="P15"/>
      <text:p text:style-name="P15">\begin{figure}[H]</text:p>
      <text:p text:style-name="P15">\centering</text:p>
      <text:p text:style-name="P15">\includegraphics[width=0.5\linewidth]{chappe_network}</text:p>
      <text:p text:style-name="P15">\end{figure}</text:p>
      <text:p text:style-name="P15"/>
      <text:p text:style-name="P15">This was the world's first <text:span text:style-name="T18">formal </text:span>telecommunications (``distant communication'') network, and it required no wires at all.</text:p>
      <text:p text:style-name="P15"/>
      <text:p text:style-name="P15">The network in France was copied in other countries, as telegraph towers started appearing all over. Indeed, if you live in a city, you may have a neighborhood nearby called something like \emph{telegraph hill}; this name is derived from the hills upon which optical telegraphs were placed.</text:p>
      <text:p text:style-name="P15"/>
      <text:p text:style-name="P15">The optical telegraph was the first time in history that messages could be delivered many miles away in a relatively short amount of time, and for the next half century, this was the only systematic method for doing so.</text:p>
      <text:p text:style-name="P15"/>
      <text:p text:style-name="P27">1.3 A System of Lights</text:p>
      <text:p text:style-name="P20"/>
      <text:p text:style-name="P22">Chappe's <text:span text:style-name="T19">large mechanical arm positions provide</text:span> one way to communicate effectively at a distance, <text:span text:style-name="T19">but let's briefly consider another method of communication using light. It's of course important to note that the invention of the light bulb does not occur until much later, so this was not available to Chappe, but nevertheless it will provide an illustration of communication at a distance through a contemporary lens and foreshadow the inner workings of fiber optic cables that we will discuss much later as we dissect modern communication infrastructure.</text:span></text:p>
      <text:p text:style-name="P21"/>
      <text:p text:style-name="P21">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1"/>
      <text:p text:style-name="P21">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1"/>
      <text:p text:style-name="P21">But alas, you are a vegetarian, and Mary sometimes likes to cook meat. While you enjoy Mary's company, it's definitely not worth a forty five minute hike to her house unless you know Mary has cooked a meal you can enjoy.</text:p>
      <text:p text:style-name="P21"/>
      <text:p text:style-name="P21">How can Mary communicate to you so that you know whether or not to come?</text:p>
      <text:p text:style-name="P21"/>
      <text:p text:style-name="P21"><text:span text:style-name="T20">Building a Chappe-like tower is infeasible, so just as you are about </text:span><text:soft-page-break/><text:span text:style-name="T20">to give up</text:span>, Mary remembers that she has a huge bright light on her roof that when turned on is visible to you from your house. If she is cooking a meal with meat, she will shine the light and leave it on all evening. That way you will know that if you see the light on, you should avoid coming over.</text:p>
      <text:p text:style-name="P21"/>
      <text:p text:style-name="P21">How does this simple communication system work? There are only two possible configurations for the light: on or off. Let's name the light being on as $1$ and the light being off as $0$:</text:p>
      <text:p text:style-name="P21"/>
      <text:p text:style-name="P21">\begin{figure}[H]</text:p>
      <text:p text:style-name="P21">\centering</text:p>
      <text:p text:style-name="P21">\begin{minipage}{.5\textwidth}</text:p>
      <text:p text:style-name="P21"><text:s text:c="2"/>\centering</text:p>
      <text:p text:style-name="P21"><text:s text:c="2"/>\includegraphics[width=.5\linewidth]{house_on_hill_0}</text:p>
      <text:p text:style-name="P21"><text:s text:c="2"/>\captionof{figure}{``0'' (light off)}</text:p>
      <text:p text:style-name="P21">\end{minipage}%</text:p>
      <text:p text:style-name="P21">\begin{minipage}{.5\textwidth}</text:p>
      <text:p text:style-name="P21"><text:s text:c="2"/>\centering</text:p>
      <text:p text:style-name="P21"><text:s text:c="2"/>\includegraphics[width=.5\linewidth]{house_on_hill_1}</text:p>
      <text:p text:style-name="P21"><text:s text:c="2"/>\captionof{figure}{``1'' (light on)}</text:p>
      <text:p text:style-name="P21">\end{minipage}</text:p>
      <text:p text:style-name="P21">\end{figure}</text:p>
      <text:p text:style-name="P21"/>
      <text:p text:style-name="P21">We can write our simple system as follows:</text:p>
      <text:p text:style-name="P21"/>
      <text:p text:style-name="P21">\begin{align*}</text:p>
      <text:p text:style-name="P21"><text:tab/>0&amp;: \text{no meat} \\</text:p>
      <text:p text:style-name="P21"><text:tab/>1&amp;: \text{meat}</text:p>
      <text:p text:style-name="P21">\end{align*}</text:p>
      <text:p text:style-name="P21"/>
      <text:p text:style-name="P21">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1"/>
      <text:p text:style-name="P21">\begin{align*}</text:p>
      <text:p text:style-name="P21"><text:tab/>00&amp;: \text{no meat, no dairy} \\</text:p>
      <text:p text:style-name="P21"><text:tab/>01&amp;: \text{no meat, dairy} \\</text:p>
      <text:p text:style-name="P21"><text:tab/>10&amp;: \text{meat, no dairy} \\</text:p>
      <text:p text:style-name="P21"><text:tab/>11&amp;: \text{meat, dairy}</text:p>
      <text:p text:style-name="P21">\end{align*}</text:p>
      <text:p text:style-name="P21"/>
      <text:p text:style-name="P21">\begin{figure}[H]</text:p>
      <text:p text:style-name="P21">\captionsetup{labelformat=empty}</text:p>
      <text:p text:style-name="P21">\centering</text:p>
      <text:p text:style-name="P21">\includegraphics[width=0.25\linewidth]{house_on_hill_01}</text:p>
      <text:p text:style-name="P21">\captionof{figure}{Example of one possible configuration ``01'' (first light off, second light on)}</text:p>
      <text:p text:style-name="P21">\end{figure}</text:p>
      <text:p text:style-name="P21"><text:soft-page-break/></text:p>
      <text:p text:style-name="P21">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1"/>
      <text:p text:style-name="P21">\begin{align*}</text:p>
      <text:p text:style-name="P21"><text:tab/>0\quad00&amp;: \text{no gluten, no meat, no dairy} \\</text:p>
      <text:p text:style-name="P21"><text:tab/>0\quad 01&amp;: \text{no gluten, no meat, dairy} \\</text:p>
      <text:p text:style-name="P21"><text:tab/>0\quad 10&amp;: \text{no gluten, meat, no dairy} \\</text:p>
      <text:p text:style-name="P21"><text:tab/>0\quad 11&amp;: \text{no gluten, meat, dairy} \\</text:p>
      <text:p text:style-name="P21"><text:s text:c="10"/>\\</text:p>
      <text:p text:style-name="P21"><text:tab/>1\quad 00&amp;: \text{gluten, no meat, no dairy} \\</text:p>
      <text:p text:style-name="P21"><text:tab/>1\quad 01&amp;: \text{gluten, no meat, dairy} \\</text:p>
      <text:p text:style-name="P21"><text:tab/>1\quad 10&amp;: \text{gluten, meat, no dairy} \\</text:p>
      <text:p text:style-name="P21"><text:tab/>1\quad 11&amp;: \text{gluten, meat, dairy}</text:p>
      <text:p text:style-name="P21">\end{align*}</text:p>
      <text:p text:style-name="P21"/>
      <text:p text:style-name="P21">Hopefully you are starting to see a pattern. With every light we add, we double the number of possible configurations that can be displayed.</text:p>
      <text:p text:style-name="P21"/>
      <text:p text:style-name="P21">\begin{align*}</text:p>
      <text:p text:style-name="P21">1 \text{ light} &amp;= 2 \text{ configurations} \\</text:p>
      <text:p text:style-name="P21">2 \text{ lights} &amp;= 2*2 = 4 \text{ configurations} \\</text:p>
      <text:p text:style-name="P21">3 \text{ lights} &amp;= 2*2*2 = 8 \text{ configurations} \\</text:p>
      <text:p text:style-name="P21">4 \text{ lights} &amp;= 2*2*2*2 = 16 \text{ configurations} \\</text:p>
      <text:p text:style-name="P21">5 \text{ lights} &amp;= 2*2*2*2*2 = 32 \text{ configurations} \\</text:p>
      <text:p text:style-name="P21">6 \text{ lights} &amp;= 2*2*2*2*2*2 = 64 \text{ configurations} \\</text:p>
      <text:p text:style-name="P21">7 \text{ lights} &amp;= 2*2*2*2*2*2*2 = 128 \text{ configurations} \\</text:p>
      <text:p text:style-name="P21">8 \text{ lights} &amp;= 2*2*2*2*2*2*2*2 = 256 \text{ configurations} \\</text:p>
      <text:p text:style-name="P21">9 \text{ lights} &amp;= 2*2*2*2*2*2*2*2*2 = 512 \text{ configurations} \\</text:p>
      <text:p text:style-name="P21">&amp;\text{etc}</text:p>
      <text:p text:style-name="P21">\end{align*}</text:p>
      <text:p text:style-name="P21"/>
      <text:p text:style-name="P23">Written more concisely, we have just seen that if we have some number $n$ lights, then we can display $2^n$ possible configurations. </text:p>
      <text:p text:style-name="P23"/>
      <text:p text:style-name="P30"><text:span text:style-name="T23">There are many more questions we might want to answer about our system of lights. </text:span>What messages can <text:span text:style-name="T22">be sent</text:span> with these lights? What about just a single light? <text:span text:style-name="T22">How fast can information be transmitted? What if there are errors? We will return to these questions in time, but first let's travel back to the early 1800s, when humans were only first starting to understand the power of electricity.</text:span></text:p>
      <text:p text:style-name="P21"/>
      <text:p text:style-name="P28"><text:span text:style-name="T21">Chapter 2:</text:span> The electrical telegraph</text:p>
      <text:p text:style-name="P28"/>
      <text:p text:style-name="P31">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1"><text:soft-page-break/></text:p>
      <text:p text:style-name="P32">The electrical telegraph solves these problems, providing a more robust solution to long distance communication by using electricity over a wire to transmit a signal. This approach doesn't have the shortcoming of the line-of-sight approaches – the wire can snake around large mountains, treacherous deserts, and lie at the bottom of bodies of water. Moreover, it doesn't require expensive towers to be built and maintained, and wires can fairly easily be repositioned, and so a network based on the electrical telegraph is much less expensive and more flexible when compared with the optical telegraph networks.</text:p>
      <text:p text:style-name="P32"/>
      <text:p text:style-name="P32">Given all the advantages of the electrical telegraph, <text:span text:style-name="T24">it is no surprise that shortly after being invented</text:span>, it eclipsed the optical telegraph <text:span text:style-name="T24">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5">based</text:span> Chappe technology.</text:p>
      <text:p text:style-name="P31"/>
      <text:p text:style-name="P33">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30">By most measures, the telegraph is the most significant and wide-spread early technology to harness electricity and so in some sense represents society's first proof in the power of electricity.</text:span></text:p>
      <text:p text:style-name="P33"/>
      <text:p text:style-name="P33">Like <text:span text:style-name="T26">many</text:span> great inventions, the ideas behind the telegraph were developed more or less independently by more than one person, <text:span text:style-name="T26">and bitter patent lawsuits were not far behind. When the dust settled, t</text:span>he man who <text:span text:style-name="T26">ended up getting</text:span> the majority of the credit as the father of the telegraph is Samuel Morse, a painter-turned-inventor who was born in 1792, <text:span text:style-name="T28">right when Chappe was furiously iterating on his towers</text:span>. Morse was unaware of telegraphy <text:span text:style-name="T29">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elegraphy for the next sixty years.</text:p>
      <text:p text:style-name="P31"/>
      <text:p text:style-name="P31">Besides Morse, the <text:span text:style-name="T27">most</text:span> prominent pair of inventors were Cooke and Wheatstone, who worked in England, and developed ideas independently of the American-born painter-turned-inventor. Conceptually, all of these people were on a similar track, but Morse's system had certain advantages over that of Cooke and Wheatstone, and eventually even Cooke and Wheatstone agreed that the “Morse system” was superior. [CITE]</text:p>
      <text:p text:style-name="P31"/>
      <text:p text:style-name="P34"><text:span text:style-name="T31">2.1 A </text:span><text:span text:style-name="T32">simple</text:span><text:span text:style-name="T31"> circuit </text:span></text:p>
      <text:p text:style-name="P31"/>
      <text:p text:style-name="P31">An electric telegraph is in essence just a very simple electrical circuit. There is a power source, a switch and a loop of wire connected to an electrical device that one would like to operate:</text:p>
      <text:p text:style-name="P31"><text:soft-page-break/></text:p>
      <text:p text:style-name="P31">[DIAGRAM]</text:p>
      <text:p text:style-name="P31"/>
      <text:p text:style-name="P31">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 this circuit:</text:p>
      <text:p text:style-name="P31"/>
      <text:p text:style-name="P31">[DIAGRAM]</text:p>
      <text:p text:style-name="P31"/>
      <text:p text:style-name="P35">When electrical current flows through the circuit, <text:span text:style-name="T33">the electrical device on the right hand side is powered. Typically in elementary electrical engineering textbooks, a lightbulb is used as an illustration of this electrical device.</text:span></text:p>
      <text:p text:style-name="P35"/>
      <text:p text:style-name="P36"><text:span text:style-name="T34">I</text:span>n the 1830s and 1840s there were no light bulbs, <text:span text:style-name="T34">but there were simple devices that could perform a simple and detectable mechanical motion, serving the same conceptual function as a light bulb.</text:span></text:p>
      <text:p text:style-name="P36"/>
      <text:p text:style-name="P29">2.2 The telegraph that won</text:p>
      <text:p text:style-name="P36"/>
      <text:p text:style-name="P38">All electrical telegraphy <text:span text:style-name="T37">developed in the 1840s and 1850s </text:span>was based on the above <text:span text:style-name="T36">paradigm of a simple circuit</text:span>, but <text:span text:style-name="T36">the details varied quite a bit among competing designs.</text:span></text:p>
      <text:p text:style-name="P36"/>
      <text:p text:style-name="P37"><text:span text:style-name="T38">As with </text:span>the optical telegraph <text:span text:style-name="T37">under Chappe</text:span>, inventors <text:span text:style-name="T37">experimented with </text:span>many variations of <text:span text:style-name="T37">the </text:span>electrical telegraph.</text:p>
      <text:p text:style-name="P37"/>
      <text:p text:style-name="P37">They tried <text:span text:style-name="T35">creating one circuit per letter of the alphabet.</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0-19T18:06:47.179412825</dc:date>
    <meta:editing-duration>P5DT21H50M58S</meta:editing-duration>
    <meta:editing-cycles>81</meta:editing-cycles>
    <meta:generator>LibreOffice/4.2.8.2$Linux_X86_64 LibreOffice_project/420m0$Build-2</meta:generator>
    <meta:document-statistic meta:table-count="0" meta:image-count="0" meta:object-count="0" meta:page-count="8" meta:paragraph-count="131" meta:word-count="3103" meta:character-count="18685" meta:non-whitespace-character-count="15672"/>
  </office:meta>
</office:document-meta>
</file>